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95cm" fo:min-width="5.9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0.587cm"/>
    </style:style>
    <style:style style:name="gr7" style:family="graphic" style:parent-style-name="standard">
      <style:graphic-properties draw:stroke="none" draw:fill="none" fo:min-height="2.135cm"/>
    </style:style>
    <style:style style:name="gr8" style:family="graphic">
      <style:graphic-properties style:protect="size"/>
    </style:style>
    <style:style style:name="gr9" style:family="graphic" style:parent-style-name="standard">
      <style:graphic-properties draw:textarea-horizontal-align="justify" draw:textarea-vertical-align="middle" draw:auto-grow-height="false" fo:min-height="1.306cm" fo:min-width="3.602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draw:fill="none" fo:min-height="2.134cm"/>
    </style:style>
    <style:style style:name="gr12" style:family="graphic" style:parent-style-name="standard">
      <style:graphic-properties draw:stroke="none" draw:fill="none" fo:min-height="1.423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text-properties fo:font-size="18pt"/>
    </style:style>
    <style:style style:name="P4" style:family="paragraph">
      <loext:graphic-properties draw:fill="none" draw:fill-color="#ffffff"/>
      <style:text-properties fo:font-size="18pt"/>
    </style:style>
    <style:style style:name="P5" style:family="paragraph">
      <loext:graphic-properties draw:fill="none"/>
      <style:text-properties fo:font-size="18pt"/>
    </style:style>
    <style:style style:name="P6" style:family="paragraph">
      <loext:graphic-properties draw:fill="none"/>
    </style:style>
    <style:style style:name="P7" style:family="paragraph">
      <style:text-properties fo:font-size="13pt" style:font-size-asian="18pt" style:font-size-complex="18pt"/>
    </style:style>
    <style:style style:name="P8" style:family="paragraph">
      <loext:graphic-properties draw:fill="none"/>
      <style:text-properties fo:font-size="13pt" style:font-size-asian="18pt" style:font-size-complex="18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loext:graphic-properties draw:fill-color="#ffffff"/>
    </style:style>
    <style:style style:name="T1" style:family="text">
      <style:text-properties fo:font-size="13pt" style:font-size-asian="18pt" style:font-size-complex="18pt"/>
    </style:style>
    <style:style style:name="T2" style:family="text">
      <style:text-properties fo:color="#ff3333"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6.4cm" svg:height="3.2cm" svg:x="8cm" svg:y="3.8cm">
          <text:p/>
          <draw:enhanced-geometry svg:viewBox="0 0 21600 21600" draw:type="rectangle" draw:enhanced-path="M 0 0 L 21600 0 21600 21600 0 21600 0 0 Z N"/>
        </draw:custom-shape>
        <draw:line draw:style-name="gr2" draw:text-style-name="P2" draw:layer="layout" svg:x1="14.4cm" svg:y1="4.6cm" svg:x2="16.8cm" svg:y2="4.6cm">
          <text:p/>
        </draw:line>
        <draw:line draw:style-name="gr2" draw:text-style-name="P2" draw:layer="layout" svg:x1="14.4cm" svg:y1="5.9cm" svg:x2="16.8cm" svg:y2="5.9cm">
          <text:p/>
        </draw:line>
        <draw:line draw:style-name="gr2" draw:text-style-name="P2" draw:layer="layout" svg:x1="5.6cm" svg:y1="5.2cm" svg:x2="8cm" svg:y2="5.2cm">
          <text:p/>
        </draw:line>
        <draw:custom-shape draw:style-name="gr1" draw:text-style-name="P1" draw:layer="layout" svg:width="6.4cm" svg:height="3.2cm" svg:x="8cm" svg:y="10.8cm">
          <text:p/>
          <draw:enhanced-geometry svg:viewBox="0 0 21600 21600" draw:type="rectangle" draw:enhanced-path="M 0 0 L 21600 0 21600 21600 0 21600 0 0 Z N"/>
        </draw:custom-shape>
        <draw:line draw:style-name="gr2" draw:text-style-name="P2" draw:layer="layout" svg:x1="14.4cm" svg:y1="11.7cm" svg:x2="16.8cm" svg:y2="11.7cm">
          <text:p/>
        </draw:line>
        <draw:line draw:style-name="gr2" draw:text-style-name="P2" draw:layer="layout" svg:x1="5.6cm" svg:y1="13.1cm" svg:x2="8cm" svg:y2="13.1cm">
          <text:p/>
        </draw:line>
        <draw:line draw:style-name="gr2" draw:text-style-name="P2" draw:layer="layout" svg:x1="5.7cm" svg:y1="11.5cm" svg:x2="8.1cm" svg:y2="11.5cm">
          <text:p/>
        </draw:line>
        <draw:frame draw:style-name="gr3" draw:text-style-name="P4" draw:layer="layout" svg:width="1.7cm" svg:height="0.962cm" svg:x="10cm" svg:y="5cm">
          <draw:text-box>
            <text:p text:style-name="P3">recv</text:p>
          </draw:text-box>
        </draw:frame>
        <draw:frame draw:style-name="gr4" draw:text-style-name="P4" draw:layer="layout" svg:width="1.874cm" svg:height="0.962cm" svg:x="10.3cm" svg:y="11.6cm">
          <draw:text-box>
            <text:p text:style-name="P3">send</text:p>
          </draw:text-box>
        </draw:frame>
        <draw:frame draw:style-name="gr5" draw:text-style-name="P5" draw:layer="layout" svg:width="3.427cm" svg:height="0.963cm" svg:x="2.088cm" svg:y="11.074cm">
          <draw:text-box>
            <text:p text:style-name="P3">i_TX_Byte</text:p>
          </draw:text-box>
        </draw:frame>
        <draw:frame draw:style-name="gr6" draw:text-style-name="P5" draw:layer="layout" svg:width="3.038cm" svg:height="0.962cm" svg:x="2.582cm" svg:y="12.6cm">
          <draw:text-box>
            <text:p text:style-name="P3">i_TX_DV</text:p>
          </draw:text-box>
        </draw:frame>
        <draw:frame draw:style-name="gr5" draw:text-style-name="P5" draw:layer="layout" svg:width="3.986cm" svg:height="0.963cm" svg:x="17.108cm" svg:y="11.274cm">
          <draw:text-box>
            <text:p text:style-name="P3">o_TX_Serial</text:p>
          </draw:text-box>
        </draw:frame>
        <draw:frame draw:style-name="gr5" draw:text-style-name="P5" draw:layer="layout" svg:width="4.096cm" svg:height="0.963cm" svg:x="17.153cm" svg:y="12.274cm">
          <draw:text-box>
            <text:p text:style-name="P3">o_TX_Active</text:p>
          </draw:text-box>
        </draw:frame>
        <draw:line draw:style-name="gr2" draw:text-style-name="P2" draw:layer="layout" svg:x1="14.4cm" svg:y1="12.7cm" svg:x2="16.8cm" svg:y2="12.7cm">
          <text:p/>
        </draw:line>
        <draw:frame draw:style-name="gr5" draw:text-style-name="P5" draw:layer="layout" svg:width="3.842cm" svg:height="0.963cm" svg:x="1.98cm" svg:y="4.674cm">
          <draw:text-box>
            <text:p text:style-name="P3">i_RX_Serial</text:p>
          </draw:text-box>
        </draw:frame>
        <draw:frame draw:style-name="gr5" draw:text-style-name="P5" draw:layer="layout" svg:width="3.317cm" svg:height="0.963cm" svg:x="16.943cm" svg:y="5.374cm">
          <draw:text-box>
            <text:p text:style-name="P3">o_RX_DV</text:p>
          </draw:text-box>
        </draw:frame>
        <draw:frame draw:style-name="gr5" draw:text-style-name="P5" draw:layer="layout" svg:width="3.707cm" svg:height="0.963cm" svg:x="16.948cm" svg:y="3.974cm">
          <draw:text-box>
            <text:p text:style-name="P3">o_RX_Byte</text:p>
          </draw:text-box>
        </draw:frame>
        <draw:line draw:style-name="gr2" draw:text-style-name="P2" draw:layer="layout" svg:x1="11cm" svg:y1="1.8cm" svg:x2="11cm" svg:y2="3.8cm">
          <text:p/>
        </draw:line>
        <draw:line draw:style-name="gr2" draw:text-style-name="P2" draw:layer="layout" svg:x1="11cm" svg:y1="8.8cm" svg:x2="11cm" svg:y2="10.8cm">
          <text:p/>
        </draw:line>
        <draw:frame draw:style-name="gr5" draw:text-style-name="P6" draw:layer="layout" svg:width="2.576cm" svg:height="0.963cm" svg:x="9.713cm" svg:y="7.974cm">
          <draw:text-box>
            <text:p>i_Clock</text:p>
          </draw:text-box>
        </draw:frame>
        <draw:frame draw:style-name="gr5" draw:text-style-name="P6" draw:layer="layout" svg:width="2.576cm" svg:height="0.963cm" svg:x="9.713cm" svg:y="0.674cm">
          <draw:text-box>
            <text:p>i_Clock</text:p>
          </draw:text-box>
        </draw:frame>
        <draw:frame draw:style-name="gr5" draw:text-style-name="P8" draw:layer="layout" svg:width="25.568cm" svg:height="0.963cm" svg:x="1.317cm" svg:y="15.009cm">
          <draw:text-box>
            <text:p text:style-name="P7"><text:span text:style-name="T1">uart_rx_0 = uart_rx(i_Clk,i_uart_rx,w_RX_DV,w_RX_Byte,state_rx,CLKS_PER_BIT=868)</text:span></text:p>
          </draw:text-box>
        </draw:frame>
        <draw:frame draw:style-name="gr7" draw:text-style-name="P8" draw:layer="layout" svg:width="28.45cm" svg:height="2.385cm" svg:x="1.25cm" svg:y="16.198cm">
          <draw:text-box>
            <text:p text:style-name="P7"><text:span text:style-name="T1">uart_tx_0 = uart_tx(i_Clk,w_RX_DV,w_RX_Byte,w_TX_Active,w_TX_Serial,o_TX_Done,state_tx,CLKS_PER_BIT=868)</text:span></text:p>
          </draw:text-box>
        </draw:frame>
        <draw:frame draw:style-name="gr3" draw:text-style-name="P9" draw:layer="layout" svg:width="16.724cm" svg:height="1.673cm" svg:x="10.8cm" svg:y="18cm">
          <draw:text-box>
            <text:p><text:span text:style-name="T2">Note: Wires are used to connect the outputs of recv to the</text:span></text:p>
            <text:p><text:span text:style-name="T2">Inputs of the send in the echo mode</text:span>.</text:p>
          </draw:text-box>
        </draw:frame>
        <presentation:notes draw:style-name="dp2">
          <draw:page-thumbnail draw:style-name="gr8"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draw:custom-shape draw:style-name="gr9" draw:text-style-name="P1" draw:layer="layout" svg:width="5.8cm" svg:height="2.2cm" svg:x="5.6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9.101cm" svg:y="8.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13.101cm" svg:y="12.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17.601cm" svg:y="1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2.001cm" svg:y="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3.144cm" svg:height="0.963cm" svg:x="3.429cm" svg:y="3.174cm">
          <draw:text-box>
            <text:p>RX_IDLE</text:p>
          </draw:text-box>
        </draw:frame>
        <draw:frame draw:style-name="gr3" draw:text-style-name="P9" draw:layer="layout" svg:width="5.095cm" svg:height="0.962cm" svg:x="6.2cm" svg:y="6.1cm">
          <draw:text-box>
            <text:p>RX_START_BIT</text:p>
          </draw:text-box>
        </draw:frame>
        <draw:frame draw:style-name="gr5" draw:text-style-name="P6" draw:layer="layout" svg:width="5.091cm" svg:height="0.963cm" svg:x="9.8cm" svg:y="9.6cm">
          <draw:text-box>
            <text:p>RX_DATA_BITS</text:p>
          </draw:text-box>
        </draw:frame>
        <draw:frame draw:style-name="gr5" draw:text-style-name="P6" draw:layer="layout" svg:width="4.795cm" svg:height="0.963cm" svg:x="13.504cm" svg:y="12.974cm">
          <draw:text-box>
            <text:p>RX_STOP_BIT</text:p>
          </draw:text-box>
        </draw:frame>
        <draw:frame draw:style-name="gr5" draw:text-style-name="P6" draw:layer="layout" svg:width="4.727cm" svg:height="0.963cm" svg:x="18.138cm" svg:y="16.074cm">
          <draw:text-box>
            <text:p>RX_CLEANUP</text:p>
          </draw:text-box>
        </draw:frame>
        <draw:path draw:style-name="gr10" draw:text-style-name="P2" draw:layer="layout" svg:width="2.019cm" svg:height="1.569cm" draw:transform="rotate (-0.216944426022895) translate (7.48010391833017cm 2.38854543315384cm)" svg:viewBox="0 0 2020 1570" svg:d="M612 1569c350 6 690-99 1036-142 421-52 377-544 364-830-19-395-435-587-735-586-299 0-620-79-851 187l-297 95-105 310-24 150">
          <text:p/>
        </draw:path>
        <draw:path draw:style-name="gr10" draw:text-style-name="P2" draw:layer="layout" svg:width="10.432cm" svg:height="19.716cm" draw:transform="skewX (7.24367697504031E-017) rotate (-2.55638375539609) translate (20.181cm 17.62cm)" svg:viewBox="0 0 10433 19717" svg:d="M0 0c394 63 783-19 1178 5 378 22 721 182 1031 379 304 194 565 431 877 615 283 167 546 365 805 567 260 202 542 374 822 544 298 181 558 414 853 599 238 150 473 306 688 490 251 215 414 497 618 748 202 248 417 482 666 677 336 263 462 663 690 997 183 268 327 555 440 865 160 441 118 898 409 1319 206 297 397 583 550 904 166 350 360 692 385 1100 32 523 226 1023 332 1537 90 434 100 868 82 1303-16 384-202 741-326 1101-123 361-365 661-527 1001-172 361-302 741-489 1094-152 288-209 617-388 892-211 324-351 690-567 1008-206 303-375 636-630 900-277 287-476 630-700 954l-78 118">
          <text:p/>
        </draw:path>
        <draw:path draw:style-name="gr10" draw:text-style-name="P2" draw:layer="layout" svg:width="2.019cm" svg:height="1.569cm" draw:transform="rotate (-0.216944426022895) translate (11.0811039183302cm 5.48954543315384cm)" svg:viewBox="0 0 2020 1570" svg:d="M612 1569c350 6 690-99 1036-142 421-52 377-544 364-830-19-395-435-587-735-586-299 0-620-79-851 187l-297 95-105 310-24 150">
          <text:p/>
        </draw:path>
        <draw:path draw:style-name="gr10" draw:text-style-name="P2" draw:layer="layout" svg:width="2.019cm" svg:height="1.569cm" draw:transform="rotate (-0.216944426022895) translate (14.4811039183302cm 8.58954543315385cm)" svg:viewBox="0 0 2020 1570" svg:d="M612 1569c350 6 690-99 1036-142 421-52 377-544 364-830-19-395-435-587-735-586-299 0-620-79-851 187l-297 95-105 310-24 150">
          <text:p/>
        </draw:path>
        <draw:path draw:style-name="gr10" draw:text-style-name="P2" draw:layer="layout" svg:width="2.019cm" svg:height="1.569cm" draw:transform="rotate (-0.216944426022895) translate (18.3811039183302cm 12.1895454331538cm)" svg:viewBox="0 0 2020 1570" svg:d="M612 1569c350 6 690-99 1036-142 421-52 377-544 364-830-19-395-435-587-735-586-299 0-620-79-851 187l-297 95-105 310-24 150">
          <text:p/>
        </draw:path>
        <draw:line draw:style-name="gr2" draw:text-style-name="P2" draw:layer="layout" svg:x1="5.4cm" svg:y1="4.901cm" svg:x2="7.8cm" svg:y2="5.8cm">
          <text:p/>
        </draw:line>
        <draw:path draw:style-name="gr10" draw:text-style-name="P2" draw:layer="layout" svg:width="2.019cm" svg:height="1.569cm" draw:transform="rotate (-0.216944426022895) translate (7.48110391833017cm 2.38954543315384cm)" svg:viewBox="0 0 2020 1570" svg:d="M612 1569c350 6 690-99 1036-142 421-52 377-544 364-830-19-395-435-587-735-586-299 0-620-79-851 187l-297 95-105 310-24 150">
          <text:p/>
        </draw:path>
        <draw:line draw:style-name="gr2" draw:text-style-name="P2" draw:layer="layout" svg:x1="7.8cm" svg:y1="7.8cm" svg:x2="10.4cm" svg:y2="9.1cm">
          <text:p/>
        </draw:line>
        <draw:line draw:style-name="gr2" draw:text-style-name="P2" draw:layer="layout" svg:x1="11.8cm" svg:y1="11.101cm" svg:x2="14.3cm" svg:y2="12.5cm">
          <text:p/>
        </draw:line>
        <draw:line draw:style-name="gr2" draw:text-style-name="P2" draw:layer="layout" svg:x1="15.8cm" svg:y1="14.601cm" svg:x2="18.3cm" svg:y2="15.8cm">
          <text:p/>
        </draw:line>
        <draw:frame draw:style-name="gr11" draw:text-style-name="P6" draw:layer="layout" svg:width="8cm" svg:height="2.384cm" svg:x="10cm" svg:y="2.4cm">
          <draw:text-box>
            <text:p>Wiats for hi to lo transistion <text:s/>i_RX_Serial</text:p>
          </draw:text-box>
        </draw:frame>
        <draw:frame draw:style-name="gr3" draw:text-style-name="P9" draw:layer="layout" svg:width="4.816cm" svg:height="0.962cm" svg:x="13.7cm" svg:y="5.9cm">
          <draw:text-box>
            <text:p>Waits 1 bit time</text:p>
          </draw:text-box>
        </draw:frame>
        <draw:frame draw:style-name="gr5" draw:text-style-name="P6" draw:layer="layout" svg:width="4.816cm" svg:height="0.963cm" svg:x="20.093cm" svg:y="12.374cm">
          <draw:text-box>
            <text:p>Waits 1 bit time</text:p>
          </draw:text-box>
        </draw:frame>
        <draw:frame draw:style-name="gr5" draw:text-style-name="P6" draw:layer="layout" svg:width="4.816cm" svg:height="2.384cm" svg:x="16.493cm" svg:y="8.974cm">
          <draw:text-box>
            <text:p>i_RX_Byte recv in 8 bit times</text:p>
          </draw:text-box>
        </draw:frame>
        <presentation:notes draw:style-name="dp2">
          <draw:page-thumbnail draw:style-name="gr8" draw:layer="layout" svg:width="14.848cm" svg:height="11.136cm" svg:x="3.075cm" svg:y="2.257cm" draw:page-number="2" presentation:class="page"/>
          <draw:frame presentation:style-name="pr1" draw:text-style-name="P11" draw:layer="layout" svg:width="16.799cm" svg:height="13.364cm" svg:x="2.1cm" svg:y="14.107cm" presentation:class="notes" presentation:placeholder="true">
            <draw:text-box/>
          </draw:frame>
        </presentation:notes>
      </draw:page>
      <draw:page draw:name="page3" draw:style-name="dp1" draw:master-page-name="Default">
        <draw:custom-shape draw:style-name="gr9" draw:text-style-name="P1" draw:layer="layout" svg:width="5.8cm" svg:height="2.2cm" svg:x="5.6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9.101cm" svg:y="8.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13.101cm" svg:y="12.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17.601cm" svg:y="1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8cm" svg:height="2.2cm" svg:x="2.001cm" svg:y="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3.144cm" svg:height="0.963cm" svg:x="3.429cm" svg:y="3.174cm">
          <draw:text-box>
            <text:p>TX_IDLE</text:p>
          </draw:text-box>
        </draw:frame>
        <draw:frame draw:style-name="gr3" draw:text-style-name="P9" draw:layer="layout" svg:width="5.027cm" svg:height="0.962cm" svg:x="6.2cm" svg:y="6.1cm">
          <draw:text-box>
            <text:p>TX_START_BIT</text:p>
          </draw:text-box>
        </draw:frame>
        <draw:frame draw:style-name="gr5" draw:text-style-name="P6" draw:layer="layout" svg:width="5.091cm" svg:height="0.963cm" svg:x="9.8cm" svg:y="9.6cm">
          <draw:text-box>
            <text:p>TX_DATA_BITS</text:p>
          </draw:text-box>
        </draw:frame>
        <draw:frame draw:style-name="gr5" draw:text-style-name="P6" draw:layer="layout" svg:width="4.795cm" svg:height="0.963cm" svg:x="13.504cm" svg:y="12.974cm">
          <draw:text-box>
            <text:p>TX_STOP_BIT</text:p>
          </draw:text-box>
        </draw:frame>
        <draw:frame draw:style-name="gr5" draw:text-style-name="P6" draw:layer="layout" svg:width="4.727cm" svg:height="0.963cm" svg:x="18.138cm" svg:y="16.074cm">
          <draw:text-box>
            <text:p>TX_CLEANUP</text:p>
          </draw:text-box>
        </draw:frame>
        <draw:path draw:style-name="gr10" draw:text-style-name="P2" draw:layer="layout" svg:width="2.019cm" svg:height="1.569cm" draw:transform="rotate (-0.216944426022895) translate (7.48010391833017cm 2.38854543315384cm)" svg:viewBox="0 0 2020 1570" svg:d="M612 1569c350 6 690-99 1036-142 421-52 377-544 364-830-19-395-435-587-735-586-299 0-620-79-851 187l-297 95-105 310-24 150">
          <text:p/>
        </draw:path>
        <draw:path draw:style-name="gr10" draw:text-style-name="P2" draw:layer="layout" svg:width="10.432cm" svg:height="19.716cm" draw:transform="skewX (7.24367697504031E-017) rotate (-2.55638375539609) translate (20.181cm 17.62cm)" svg:viewBox="0 0 10433 19717" svg:d="M0 0c394 63 783-19 1178 5 378 22 721 182 1031 379 304 194 565 431 877 615 283 167 546 365 805 567 260 202 542 374 822 544 298 181 558 414 853 599 238 150 473 306 688 490 251 215 414 497 618 748 202 248 417 482 666 677 336 263 462 663 690 997 183 268 327 555 440 865 160 441 118 898 409 1319 206 297 397 583 550 904 166 350 360 692 385 1100 32 523 226 1023 332 1537 90 434 100 868 82 1303-16 384-202 741-326 1101-123 361-365 661-527 1001-172 361-302 741-489 1094-152 288-209 617-388 892-211 324-351 690-567 1008-206 303-375 636-630 900-277 287-476 630-700 954l-78 118">
          <text:p/>
        </draw:path>
        <draw:path draw:style-name="gr10" draw:text-style-name="P2" draw:layer="layout" svg:width="2.019cm" svg:height="1.569cm" draw:transform="rotate (-0.216944426022895) translate (11.0811039183302cm 5.48954543315384cm)" svg:viewBox="0 0 2020 1570" svg:d="M612 1569c350 6 690-99 1036-142 421-52 377-544 364-830-19-395-435-587-735-586-299 0-620-79-851 187l-297 95-105 310-24 150">
          <text:p/>
        </draw:path>
        <draw:path draw:style-name="gr10" draw:text-style-name="P2" draw:layer="layout" svg:width="2.019cm" svg:height="1.569cm" draw:transform="rotate (-0.216944426022895) translate (14.4811039183302cm 8.58954543315385cm)" svg:viewBox="0 0 2020 1570" svg:d="M612 1569c350 6 690-99 1036-142 421-52 377-544 364-830-19-395-435-587-735-586-299 0-620-79-851 187l-297 95-105 310-24 150">
          <text:p/>
        </draw:path>
        <draw:path draw:style-name="gr10" draw:text-style-name="P2" draw:layer="layout" svg:width="2.019cm" svg:height="1.569cm" draw:transform="rotate (-0.216944426022895) translate (18.3811039183302cm 12.1895454331538cm)" svg:viewBox="0 0 2020 1570" svg:d="M612 1569c350 6 690-99 1036-142 421-52 377-544 364-830-19-395-435-587-735-586-299 0-620-79-851 187l-297 95-105 310-24 150">
          <text:p/>
        </draw:path>
        <draw:line draw:style-name="gr2" draw:text-style-name="P2" draw:layer="layout" svg:x1="5.4cm" svg:y1="4.901cm" svg:x2="7.8cm" svg:y2="5.8cm">
          <text:p/>
        </draw:line>
        <draw:path draw:style-name="gr10" draw:text-style-name="P2" draw:layer="layout" svg:width="2.019cm" svg:height="1.569cm" draw:transform="rotate (-0.216944426022895) translate (7.48110391833017cm 2.38954543315384cm)" svg:viewBox="0 0 2020 1570" svg:d="M612 1569c350 6 690-99 1036-142 421-52 377-544 364-830-19-395-435-587-735-586-299 0-620-79-851 187l-297 95-105 310-24 150">
          <text:p/>
        </draw:path>
        <draw:line draw:style-name="gr2" draw:text-style-name="P2" draw:layer="layout" svg:x1="7.8cm" svg:y1="7.8cm" svg:x2="10.4cm" svg:y2="9.1cm">
          <text:p/>
        </draw:line>
        <draw:line draw:style-name="gr2" draw:text-style-name="P2" draw:layer="layout" svg:x1="11.8cm" svg:y1="11.101cm" svg:x2="14.3cm" svg:y2="12.5cm">
          <text:p/>
        </draw:line>
        <draw:line draw:style-name="gr2" draw:text-style-name="P2" draw:layer="layout" svg:x1="15.8cm" svg:y1="14.601cm" svg:x2="18.3cm" svg:y2="15.8cm">
          <text:p/>
        </draw:line>
        <draw:frame draw:style-name="gr11" draw:text-style-name="P6" draw:layer="layout" svg:width="8cm" svg:height="2.384cm" svg:x="10cm" svg:y="2.4cm">
          <draw:text-box>
            <text:p>Wiats for lo to hi transistion <text:s/>i_TX_DV</text:p>
          </draw:text-box>
        </draw:frame>
        <draw:frame draw:style-name="gr3" draw:text-style-name="P9" draw:layer="layout" svg:width="4.816cm" svg:height="0.962cm" svg:x="13.7cm" svg:y="5.9cm">
          <draw:text-box>
            <text:p>Waits 1 bit time</text:p>
          </draw:text-box>
        </draw:frame>
        <draw:frame draw:style-name="gr5" draw:text-style-name="P6" draw:layer="layout" svg:width="4.816cm" svg:height="0.963cm" svg:x="20.093cm" svg:y="12.374cm">
          <draw:text-box>
            <text:p>Waits 1 bit time</text:p>
          </draw:text-box>
        </draw:frame>
        <draw:frame draw:style-name="gr12" draw:text-style-name="P6" draw:layer="layout" svg:width="7.216cm" svg:height="1.673cm" svg:x="17.584cm" svg:y="8.727cm">
          <draw:text-box>
            <text:p>i_TX_Byte sent in 8 bit times</text:p>
          </draw:text-box>
        </draw:frame>
        <presentation:notes draw:style-name="dp2">
          <draw:page-thumbnail draw:style-name="gr8" draw:layer="layout" svg:width="14.848cm" svg:height="11.136cm" svg:x="3.075cm" svg:y="2.257cm" draw:page-number="3"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fill="none"/>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3T09:18:20.041494425</meta:creation-date>
    <dc:date>2018-08-03T10:16:21.430328744</dc:date>
    <meta:editing-duration>PT36M38S</meta:editing-duration>
    <meta:editing-cycles>7</meta:editing-cycles>
    <meta:generator>LibreOffice/5.2.7.2$Linux_ARM_EABI LibreOffice_project/20m0$Build-2</meta:generator>
    <meta:document-statistic meta:object-count="100"/>
  </office:meta>
</office:document-meta>
</file>